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2316" officeooo:paragraph-rsid="000b2316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officeooo:rsid="000b2316" officeooo:paragraph-rsid="000b231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b2316" officeooo:paragraph-rsid="000b2316" style:font-size-asian="14pt" style:font-size-complex="14pt"/>
    </style:style>
    <style:style style:name="P4" style:family="paragraph" style:parent-style-name="Standard">
      <style:text-properties fo:font-size="14pt" officeooo:rsid="000b60ee" officeooo:paragraph-rsid="000b60ee" style:font-size-asian="14pt" style:font-size-complex="14pt"/>
    </style:style>
    <style:style style:name="P5" style:family="paragraph" style:parent-style-name="Standard">
      <style:text-properties fo:font-size="14pt" officeooo:rsid="000caccc" officeooo:paragraph-rsid="000caccc" style:font-size-asian="14pt" style:font-size-complex="14pt"/>
    </style:style>
    <style:style style:name="P6" style:family="paragraph" style:parent-style-name="Standard">
      <style:text-properties fo:font-size="14pt" officeooo:rsid="000e672d" officeooo:paragraph-rsid="001054d9" style:font-size-asian="14pt" style:font-size-complex="14pt"/>
    </style:style>
    <style:style style:name="P7" style:family="paragraph" style:parent-style-name="Standard">
      <style:text-properties fo:font-size="14pt" officeooo:rsid="001054d9" officeooo:paragraph-rsid="001054d9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b2316" officeooo:paragraph-rsid="000b231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ccc"/>
    </style:style>
    <style:style style:name="T3" style:family="text">
      <style:text-properties officeooo:rsid="000e672d"/>
    </style:style>
    <style:style style:name="T4" style:family="text">
      <style:text-properties officeooo:rsid="00105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723 – Ecercício1</text:p>
      <text:p text:style-name="P3"><text:span text:style-name="T1"/></text:p>
      <text:p text:style-name="P2"><text:span text:style-name="T1">Nome</text:span>: Caio Vinícius Piologo Véras Fernandes</text:p>
      <text:p text:style-name="P2"><text:span text:style-name="T1">RA</text:span>: 145574</text:p>
      <text:p text:style-name="P2"/>
      <text:p text:style-name="P8">– Otimizações por compilação</text:p>
      <text:p text:style-name="P2"/>
      <text:p text:style-name="P4">As seguintes medidas foram retiradas a partir do comando time para execução do programa, escolhendo o tempo real <text:span text:style-name="T2">como medida. Os intervalos de tempo mostrados serão devido a outros processos do computador que podem influenciar na execução do programa.</text:span></text:p>
      <text:p text:style-name="P4"/>
      <text:p text:style-name="P5">-Sem nenhuma opção de compilação o programa teve tempos de execução entre 0.299s e 0.347s</text:p>
      <text:p text:style-name="P5"/>
      <text:p text:style-name="P5">-Com otimizações o programa possuiu os seguintes intervalos:</text:p>
      <text:p text:style-name="P5"><text:tab/>- O0: 0.299s e 0.359s</text:p>
      <text:p text:style-name="P5"><text:tab/>- O1: 0.292s e 0.359s</text:p>
      <text:p text:style-name="P5"><text:tab/>- O2: 0.285 e 0.390s</text:p>
      <text:p text:style-name="P5"><text:tab/>- O3: <text:span text:style-name="T3">0.290s e 0.400s</text:span></text:p>
      <text:p text:style-name="P5"><text:tab/>- <text:span text:style-name="T3">mtune=generic: 0.298s e 0.326s</text:span></text:p>
      <text:p text:style-name="P5"><text:tab/>- <text:span text:style-name="T3">mtune=native: <text:s/>0.297s e 0.304s</text:span></text:p>
      <text:p text:style-name="P5"/>
      <text:p text:style-name="P6">Conclui-se que as otimizações por métodos de compilação não foram capazes de melhorar muito o desempenho do programa, possuindo tempos de execução muito próximos. </text:p>
      <text:p text:style-name="P6"><text:span text:style-name="T4">Dentre as otimizações do tipo -O o método O2 possuiu o menor tempo, notando que este valor possa ter sido afetado por outros processos do computador, uma vez que todas as outras otimizações possuiram o limite inferior próximos.</text:span></text:p>
      <text:p text:style-name="P7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Fernandes</meta:initial-creator>
    <meta:creation-date>2016-03-04T09:19:24.958302978</meta:creation-date>
    <dc:date>2016-03-04T10:03:59.667163845</dc:date>
    <dc:creator>Caio Fernandes</dc:creator>
    <meta:editing-duration>PT29M2S</meta:editing-duration>
    <meta:editing-cycles>5</meta:editing-cycles>
    <meta:generator>LibreOffice/5.0.4.2$Linux_X86_64 LibreOffice_project/00$Build-2</meta:generator>
    <meta:document-statistic meta:table-count="0" meta:image-count="0" meta:object-count="0" meta:page-count="1" meta:paragraph-count="16" meta:word-count="223" meta:character-count="1407" meta:non-whitespace-character-count="1190"/>
  </office:meta>
</office:document-meta>
</file>